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0601" officeooo:paragraph-rsid="001c06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f(“Hello World de AK2S”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0:00:14.590672205</meta:creation-date>
    <dc:date>2024-05-07T10:01:43.200628753</dc:date>
    <meta:editing-duration>PT1M29S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7.4.7.2$Linux_X86_64 LibreOffice_project/40$Build-2</meta:generator>
  </office:meta>
</office:document-meta>
</file>